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54in" style:rel-column-width="6711*"/>
    </style:style>
    <style:style style:name="Table1.B" style:family="table-column">
      <style:table-column-properties style:column-width="6.0076in" style:rel-column-width="5882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54in" style:rel-column-width="6711*"/>
    </style:style>
    <style:style style:name="Table2.B" style:family="table-column">
      <style:table-column-properties style:column-width="0.9389in" style:rel-column-width="9193*"/>
    </style:style>
    <style:style style:name="Table2.D" style:family="table-column">
      <style:table-column-properties style:column-width="4.3833in" style:rel-column-width="4292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6264in" style:rel-column-width="6133*"/>
    </style:style>
    <style:style style:name="Table3.B" style:family="table-column">
      <style:table-column-properties style:column-width="0.9333in" style:rel-column-width="9138*"/>
    </style:style>
    <style:style style:name="Table3.C" style:family="table-column">
      <style:table-column-properties style:column-width="0.691in" style:rel-column-width="6765*"/>
    </style:style>
    <style:style style:name="Table3.D" style:family="table-column">
      <style:table-column-properties style:column-width="0.6854in" style:rel-column-width="6711*"/>
    </style:style>
    <style:style style:name="Table3.E" style:family="table-column">
      <style:table-column-properties style:column-width="3.7569in" style:rel-column-width="3678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6264in" style:rel-column-width="6133*"/>
    </style:style>
    <style:style style:name="Table4.B" style:family="table-column">
      <style:table-column-properties style:column-width="0.9333in" style:rel-column-width="9138*"/>
    </style:style>
    <style:style style:name="Table4.C" style:family="table-column">
      <style:table-column-properties style:column-width="0.8799in" style:rel-column-width="8615*"/>
    </style:style>
    <style:style style:name="Table4.D" style:family="table-column">
      <style:table-column-properties style:column-width="1.1875in" style:rel-column-width="11627*"/>
    </style:style>
    <style:style style:name="Table4.E" style:family="table-column">
      <style:table-column-properties style:column-width="0.8097in" style:rel-column-width="7928*"/>
    </style:style>
    <style:style style:name="Table4.F" style:family="table-column">
      <style:table-column-properties style:column-width="1.1278in" style:rel-column-width="11042*"/>
    </style:style>
    <style:style style:name="Table4.G" style:family="table-column">
      <style:table-column-properties style:column-width="0.5646in" style:rel-column-width="552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H1" style:family="table-cell">
      <style:table-cell-properties fo:padding="0.0382in" fo:border="0.05pt solid #000000"/>
    </style:style>
    <style:style style:name="P1" style:family="paragraph" style:parent-style-name="Table_20_Contents">
      <style:text-properties officeooo:rsid="00156b5d" officeooo:paragraph-rsid="00156b5d"/>
    </style:style>
    <style:style style:name="P2" style:family="paragraph" style:parent-style-name="Table_20_Contents">
      <style:text-properties officeooo:rsid="00156b5d" officeooo:paragraph-rsid="0019dc83"/>
    </style:style>
    <style:style style:name="P3" style:family="paragraph" style:parent-style-name="Table_20_Contents">
      <style:text-properties officeooo:rsid="00169ce9" officeooo:paragraph-rsid="00169ce9"/>
    </style:style>
    <style:style style:name="P4" style:family="paragraph" style:parent-style-name="Table_20_Contents">
      <style:text-properties officeooo:rsid="0019dc83" officeooo:paragraph-rsid="0019dc83"/>
    </style:style>
    <style:style style:name="P5" style:family="paragraph" style:parent-style-name="Table_20_Contents">
      <style:text-properties officeooo:paragraph-rsid="001a915b"/>
    </style:style>
    <style:style style:name="P6" style:family="paragraph" style:parent-style-name="Table_20_Contents">
      <style:text-properties officeooo:rsid="001a915b" officeooo:paragraph-rsid="001a915b"/>
    </style:style>
    <style:style style:name="P7" style:family="paragraph" style:parent-style-name="Table_20_Contents">
      <style:text-properties officeooo:rsid="001c8f75" officeooo:paragraph-rsid="001c8f75"/>
    </style:style>
    <style:style style:name="P8" style:family="paragraph" style:parent-style-name="Table_20_Contents">
      <style:text-properties officeooo:rsid="001c9330" officeooo:paragraph-rsid="001c9330"/>
    </style:style>
    <style:style style:name="P9" style:family="paragraph" style:parent-style-name="Table_20_Contents">
      <style:text-properties officeooo:rsid="001ed141" officeooo:paragraph-rsid="001ed141"/>
    </style:style>
    <style:style style:name="P10" style:family="paragraph" style:parent-style-name="Table_20_Contents">
      <style:text-properties officeooo:rsid="001ed141" officeooo:paragraph-rsid="002dfc18"/>
    </style:style>
    <style:style style:name="P11" style:family="paragraph" style:parent-style-name="Table_20_Contents">
      <style:text-properties officeooo:rsid="002dfc18" officeooo:paragraph-rsid="002dfc18"/>
    </style:style>
    <style:style style:name="P12" style:family="paragraph" style:parent-style-name="Standard">
      <style:text-properties officeooo:rsid="00156b5d" officeooo:paragraph-rsid="00156b5d"/>
    </style:style>
    <style:style style:name="P13" style:family="paragraph" style:parent-style-name="Standard">
      <style:text-properties officeooo:rsid="00156b5d" officeooo:paragraph-rsid="00169ce9"/>
    </style:style>
    <style:style style:name="P14" style:family="paragraph" style:parent-style-name="Standard">
      <style:text-properties officeooo:rsid="00156b5d" officeooo:paragraph-rsid="001c8f75"/>
    </style:style>
    <style:style style:name="P15" style:family="paragraph" style:parent-style-name="Standard">
      <style:text-properties officeooo:rsid="00156b5d" officeooo:paragraph-rsid="003073c9"/>
    </style:style>
    <style:style style:name="P16" style:family="paragraph" style:parent-style-name="Standard">
      <style:text-properties officeooo:rsid="00156b5d" officeooo:paragraph-rsid="003083e5"/>
    </style:style>
    <style:style style:name="P17" style:family="paragraph" style:parent-style-name="Standard">
      <style:text-properties officeooo:rsid="00156b5d" officeooo:paragraph-rsid="00326e1b"/>
    </style:style>
    <style:style style:name="P18" style:family="paragraph" style:parent-style-name="Standard">
      <style:text-properties officeooo:rsid="00169ce9" officeooo:paragraph-rsid="00169ce9"/>
    </style:style>
    <style:style style:name="P19" style:family="paragraph" style:parent-style-name="Standard">
      <style:text-properties officeooo:rsid="001a915b" officeooo:paragraph-rsid="001a915b"/>
    </style:style>
    <style:style style:name="P20" style:family="paragraph" style:parent-style-name="Standard">
      <style:text-properties officeooo:rsid="001a915b" officeooo:paragraph-rsid="003073c9"/>
    </style:style>
    <style:style style:name="P21" style:family="paragraph" style:parent-style-name="Standard">
      <style:text-properties officeooo:rsid="001c8f75" officeooo:paragraph-rsid="001c8f75"/>
    </style:style>
    <style:style style:name="P22" style:family="paragraph" style:parent-style-name="Standard">
      <style:text-properties officeooo:rsid="001c9330" officeooo:paragraph-rsid="001c9330"/>
    </style:style>
    <style:style style:name="P23" style:family="paragraph" style:parent-style-name="Standard">
      <style:text-properties officeooo:rsid="001c9330" officeooo:paragraph-rsid="0029c2d7"/>
    </style:style>
    <style:style style:name="P24" style:family="paragraph" style:parent-style-name="Standard">
      <style:text-properties officeooo:rsid="001cf659" officeooo:paragraph-rsid="001cf659"/>
    </style:style>
    <style:style style:name="P25" style:family="paragraph" style:parent-style-name="Standard">
      <style:text-properties officeooo:rsid="002d9f8a" officeooo:paragraph-rsid="002d9f8a"/>
    </style:style>
    <style:style style:name="P26" style:family="paragraph" style:parent-style-name="Standard">
      <style:text-properties officeooo:paragraph-rsid="00156b5d"/>
    </style:style>
    <style:style style:name="P27" style:family="paragraph" style:parent-style-name="Standard">
      <style:text-properties officeooo:rsid="0019dc83" officeooo:paragraph-rsid="0019dc83"/>
    </style:style>
    <style:style style:name="P28" style:family="paragraph" style:parent-style-name="Standard">
      <style:text-properties officeooo:rsid="003073c9" officeooo:paragraph-rsid="003073c9"/>
    </style:style>
    <style:style style:name="P29" style:family="paragraph" style:parent-style-name="Text_20_body">
      <style:text-properties officeooo:rsid="00156b5d" officeooo:paragraph-rsid="00156b5d"/>
    </style:style>
    <style:style style:name="P3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56b5d" officeooo:paragraph-rsid="003073c9"/>
    </style:style>
    <style:style style:name="P31" style:family="paragraph" style:parent-style-name="Standard">
      <style:text-properties officeooo:rsid="00156b5d" officeooo:paragraph-rsid="00156b5d"/>
    </style:style>
    <style:style style:name="P32" style:family="paragraph" style:parent-style-name="Standard">
      <style:text-properties officeooo:rsid="00156b5d" officeooo:paragraph-rsid="003748dd"/>
    </style:style>
    <style:style style:name="P33" style:family="paragraph" style:parent-style-name="Standard">
      <style:text-properties officeooo:rsid="00156b5d" officeooo:paragraph-rsid="001c8f75"/>
    </style:style>
    <style:style style:name="P34" style:family="paragraph" style:parent-style-name="Standard">
      <style:text-properties officeooo:rsid="001c9330" officeooo:paragraph-rsid="001c9330"/>
    </style:style>
    <style:style style:name="P35" style:family="paragraph" style:parent-style-name="Standard">
      <style:text-properties officeooo:rsid="001c9330" officeooo:paragraph-rsid="003748dd"/>
    </style:style>
    <style:style style:name="P36" style:family="paragraph" style:parent-style-name="Standard">
      <style:text-properties officeooo:rsid="001c9330" officeooo:paragraph-rsid="0037a86c"/>
    </style:style>
    <style:style style:name="P37" style:family="paragraph" style:parent-style-name="Standard">
      <style:text-properties officeooo:rsid="003748dd" officeooo:paragraph-rsid="003748dd"/>
    </style:style>
    <style:style style:name="P38" style:family="paragraph" style:parent-style-name="Standard">
      <style:text-properties officeooo:rsid="001cf659" officeooo:paragraph-rsid="0037a86c"/>
    </style:style>
    <style:style style:name="T1" style:family="text">
      <style:text-properties officeooo:rsid="00169ce9"/>
    </style:style>
    <style:style style:name="T2" style:family="text">
      <style:text-properties officeooo:rsid="0019dc83"/>
    </style:style>
    <style:style style:name="T3" style:family="text">
      <style:text-properties officeooo:rsid="001b2e55"/>
    </style:style>
    <style:style style:name="T4" style:family="text">
      <style:text-properties officeooo:rsid="001c9330"/>
    </style:style>
    <style:style style:name="T5" style:family="text">
      <style:text-properties officeooo:rsid="001ed141"/>
    </style:style>
    <style:style style:name="T6" style:family="text">
      <style:text-properties officeooo:rsid="00266d39"/>
    </style:style>
    <style:style style:name="T7" style:family="text">
      <style:text-properties officeooo:rsid="00288aa5"/>
    </style:style>
    <style:style style:name="T8" style:family="text">
      <style:text-properties officeooo:rsid="0029c2d7"/>
    </style:style>
    <style:style style:name="T9" style:family="text">
      <style:text-properties officeooo:rsid="002baf94"/>
    </style:style>
    <style:style style:name="T10" style:family="text">
      <style:text-properties officeooo:rsid="003073c9"/>
    </style:style>
    <style:style style:name="T11" style:family="text">
      <style:text-properties officeooo:rsid="003083e5"/>
    </style:style>
    <style:style style:name="T12" style:family="text">
      <style:text-properties officeooo:rsid="00326e1b"/>
    </style:style>
    <style:style style:name="T13" style:family="text">
      <style:text-properties officeooo:rsid="0035b68a"/>
    </style:style>
    <style:style style:name="T14" style:family="text">
      <style:text-properties officeooo:rsid="003748dd"/>
    </style:style>
    <style:style style:name="T15" style:family="text">
      <style:text-properties officeooo:rsid="0037a86c"/>
    </style:style>
    <style:style style:name="T16" style:family="text">
      <style:text-properties officeooo:rsid="003852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10">Tipo de instrução : </text:span>Literal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1 bit LIT</text:p>
          </table:table-cell>
          <table:table-cell table:style-name="Table1.B1" office:value-type="string">
            <text:p text:style-name="P1">31 bits <text:span text:style-name="T10">Valor</text:span></text:p>
          </table:table-cell>
        </table:table-row>
      </table:table>
      <text:p text:style-name="P12">Bit 31 <text:s/><text:tab/>Bits 30 a 0</text:p>
      <text:p text:style-name="P26"/>
      <text:p text:style-name="P28">Bit 31 Lit: Informa à máquina que a instrução é um literal, é sempre 1 neste caso.</text:p>
      <text:p text:style-name="P28"/>
      <text:p text:style-name="P28">Bits 30 a 0 Valor: Valor que será carregado como literal.</text:p>
      <text:p text:style-name="P26"/>
      <text:p text:style-name="P30"/>
      <text:p text:style-name="P15"/>
      <text:p text:style-name="P12">Branch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>
          <table:table-cell table:style-name="Table2.A1" office:value-type="string">
            <text:p text:style-name="P1">1 bit LIT</text:p>
          </table:table-cell>
          <table:table-cell table:style-name="Table2.A1" office:value-type="string">
            <text:p text:style-name="P1">3 bit Control</text:p>
          </table:table-cell>
          <table:table-cell table:style-name="Table2.A1" office:value-type="string">
            <text:p text:style-name="Table_20_Contents"><text:s/><text:span text:style-name="T2">1 bit TD</text:span></text:p>
          </table:table-cell>
          <table:table-cell table:style-name="Table2.D1" office:value-type="string">
            <text:p text:style-name="P2">27 bits address</text:p>
          </table:table-cell>
        </table:table-row>
      </table:table>
      <text:p text:style-name="P12"/>
      <text:p text:style-name="P12">Bit 31 <text:span text:style-name="T10">Lit: Como não é literal, tem valor 0.</text:span></text:p>
      <text:p text:style-name="P12"/>
      <text:p text:style-name="P16">Bit 30 <text:span text:style-name="T10">a</text:span> 28 <text:span text:style-name="T11">Control: Imforma à máquina qual o tipo de operação de branch a ser executadas, dentre as possíveis estão:</text:span></text:p>
      <text:p text:style-name="P16"><text:span text:style-name="T11"><text:tab/>'</text:span>00<text:span text:style-name="T4">1'</text:span> Call: <text:span text:style-name="T11">Chamada incondicional, o PC atual é guardado no topo da pilha de retorno e o <text:tab/><text:tab/>valor de address é guardado no registrador de PC.</text:span></text:p>
      <text:p text:style-name="P16"><text:tab/><text:span text:style-name="T11">'</text:span>01<text:span text:style-name="T4">0'</text:span> Branch: <text:span text:style-name="T11">Salto incondicional, o valor de address é guardado no registrador de PC.</text:span></text:p>
      <text:p text:style-name="P16"><text:tab/><text:span text:style-name="T11">'</text:span>01<text:span text:style-name="T4">1'</text:span> Conditional Branch: <text:span text:style-name="T11">Salto condicional, se o topo da pilha de dados for 0 o valor de <text:tab/><text:tab/><text:tab/>address é guardado no registrador de PC, caso contrario o PC é incrementado.</text:span></text:p>
      <text:p text:style-name="P16"/>
      <text:p text:style-name="P27">Bit 27 <text:span text:style-name="T11">Top of Data stack: Caso este bit seja 1, o endereço de salto é carregado do campo address da instrução. Caso contrario, o endereço de salto é carregado do topo da pilha de dados, exeto no caso de branch condicional, onde o endereço é carregado da segunda posição ao topo da pilha de dados.</text:span></text:p>
      <text:p text:style-name="P27"/>
      <text:p text:style-name="P27"/>
      <text:p text:style-name="P30"/>
      <text:p text:style-name="P15"/>
      <text:p text:style-name="P18">Memory</text:p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3">1 bit Lit</text:p>
          </table:table-cell>
          <table:table-cell table:style-name="Table3.A1" office:value-type="string">
            <text:p text:style-name="P3">3 bit control</text:p>
          </table:table-cell>
          <table:table-cell table:style-name="Table3.A1" office:value-type="string">
            <text:p text:style-name="P4"><text:span text:style-name="T6">2</text:span> bit <text:span text:style-name="T13">S</text:span>/<text:span text:style-name="T13">D</text:span></text:p>
          </table:table-cell>
          <table:table-cell table:style-name="Table3.A1" office:value-type="string">
            <text:p text:style-name="P5"><text:s/><text:span text:style-name="T2">1 bit TD</text:span></text:p>
          </table:table-cell>
          <table:table-cell table:style-name="Table3.E1" office:value-type="string">
            <text:p text:style-name="P6">2<text:span text:style-name="T6">5</text:span> bits address</text:p>
          </table:table-cell>
        </table:table-row>
      </table:table>
      <text:p text:style-name="P17"/>
      <text:p text:style-name="P17">Bit 31 <text:span text:style-name="T10">Lit: Como não é literal, tem valor 0.</text:span></text:p>
      <text:p text:style-name="P13"/>
      <text:p text:style-name="P17">Bit 30 <text:span text:style-name="T12">a</text:span> 28 <text:span text:style-name="T12">Control:</text:span> <text:s/><text:span text:style-name="T11">Imforma à máquina qual o tipo de operação de memória a ser executadas, dentre as possíveis estão:</text:span></text:p>
      <text:p text:style-name="P17"><text:span text:style-name="T1"><text:tab/>'1</text:span>0<text:span text:style-name="T1">1'</text:span> <text:span text:style-name="T1">Load: Carrega um valor da memória para a pilha de dados.</text:span></text:p>
      <text:p text:style-name="P13"><text:tab/><text:span text:style-name="T12">'110'</text:span> <text:span text:style-name="T1">Store: Passa um valor da pilha de dados para a memória.</text:span></text:p>
      <text:p text:style-name="P19"/>
      <text:p text:style-name="P19">Bit 27 <text:span text:style-name="T13">a</text:span> 2<text:span text:style-name="T6">6</text:span> <text:span text:style-name="T13">source/destination:</text:span> <text:span text:style-name="T13">Informa à máquina o destino ou a origem do valor que será carregado ou <text:s text:c="2"/>alocado em memória. Dentre os possíveis candidatos estão:</text:span></text:p>
      <text:p text:style-name="P13"><text:tab/><text:span text:style-name="T13">'00' <text:s/>TD(Tos): Topo da pilha de dados.</text:span></text:p>
      <text:p text:style-name="P13"><text:tab/><text:span text:style-name="T13">'01' <text:s/>TR (Tors): Topo da pilha de retorno.</text:span></text:p>
      <text:p text:style-name="P13"><text:tab/><text:span text:style-name="T13">'10' <text:s/>PC: Contador de programa.</text:span></text:p>
      <text:p text:style-name="P13"/>
      <text:p text:style-name="P19">Bit <text:span text:style-name="T3">25 : Caso tenha valor 1, pega o topo da pilha de dados como o endereço para a operação e em um caso onde o campo s/d seja TD, pega o valor próximo ao topo da pilha de dados. </text:span></text:p>
      <text:p text:style-name="P19"><text:soft-page-break/></text:p>
      <text:p text:style-name="P30"/>
      <text:p text:style-name="P20"/>
      <text:p text:style-name="P37">ULA</text:p>
      <text:p text:style-name="P2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 table:number-columns-repeated="2"/>
        <table:table-row>
          <table:table-cell table:style-name="Table4.A1" office:value-type="string">
            <text:p text:style-name="P7">1 bit Lit</text:p>
          </table:table-cell>
          <table:table-cell table:style-name="Table4.A1" office:value-type="string">
            <text:p text:style-name="P7">3 bit control</text:p>
          </table:table-cell>
          <table:table-cell table:style-name="Table4.A1" office:value-type="string">
            <text:p text:style-name="P8">4 bit source</text:p>
          </table:table-cell>
          <table:table-cell table:style-name="Table4.A1" office:value-type="string">
            <text:p text:style-name="P8">4 bit destination</text:p>
          </table:table-cell>
          <table:table-cell table:style-name="Table4.A1" office:value-type="string">
            <text:p text:style-name="P8">4 bit <text:span text:style-name="T7">Mod</text:span></text:p>
          </table:table-cell>
          <table:table-cell table:style-name="Table4.A1" office:value-type="string">
            <text:p text:style-name="P9">5 bit ALU op</text:p>
          </table:table-cell>
          <table:table-cell table:style-name="Table4.A1" office:value-type="string">
            <text:p text:style-name="P11">1 bit ;</text:p>
          </table:table-cell>
          <table:table-cell table:style-name="Table4.H1" office:value-type="string">
            <text:p text:style-name="P10">10 bit offset</text:p>
          </table:table-cell>
        </table:table-row>
      </table:table>
      <text:p text:style-name="P32"/>
      <text:p text:style-name="P32">Bit 31 <text:span text:style-name="T10">Lit: Como não é literal, tem valor 0.</text:span></text:p>
      <text:p text:style-name="P14"/>
      <text:p text:style-name="P14">Bit 30 <text:span text:style-name="T14">a</text:span> 28 <text:span text:style-name="T14">control:</text:span> <text:span text:style-name="T14">No caso do uso da ULA, é sempre</text:span> <text:span text:style-name="T14">'111'.</text:span></text:p>
      <text:p text:style-name="P22"/>
      <text:p text:style-name="P22">Bit 27 <text:span text:style-name="T14">a</text:span> 24 <text:span text:style-name="T14">e</text:span> 23 <text:span text:style-name="T14">a</text:span> 20 <text:span text:style-name="T14">source / destination: Informa à máquina qual o local de origem e destino dos dados a serem computados:</text:span></text:p>
      <text:p text:style-name="P22"><text:tab/><text:tab/><text:span text:style-name="T14">'</text:span>0000<text:span text:style-name="T14">'</text:span> – none : <text:span text:style-name="T14">não há origem ou destino.</text:span></text:p>
      <text:p text:style-name="P22"><text:tab/><text:tab/><text:span text:style-name="T14">'</text:span>0001<text:span text:style-name="T14">'</text:span> – Tos : <text:span text:style-name="T14">topo da pilha de dados.</text:span></text:p>
      <text:p text:style-name="P22"><text:tab/><text:tab/><text:span text:style-name="T14">'</text:span>0010<text:span text:style-name="T14">'</text:span> – Ntos : <text:span text:style-name="T14">próximo ao topo da pilha de dados.</text:span></text:p>
      <text:p text:style-name="P22"><text:tab/><text:tab/><text:span text:style-name="T14">'</text:span>0011<text:span text:style-name="T14">'</text:span> – 3os : <text:span text:style-name="T14">terceiro em relação ao topo da pilha de dados.</text:span></text:p>
      <text:p text:style-name="P35"><text:tab/><text:tab/><text:span text:style-name="T14">'</text:span>0100<text:span text:style-name="T14">'</text:span> – 4os : <text:span text:style-name="T14">quarto em relação ao topo da pilha de dados.</text:span></text:p>
      <text:p text:style-name="P22"><text:tab/><text:tab/><text:span text:style-name="T14">'</text:span>0101<text:span text:style-name="T14">'</text:span> – Tors : <text:span text:style-name="T14">topo da pilha de retorno.</text:span></text:p>
      <text:p text:style-name="P35"><text:tab/><text:tab/><text:span text:style-name="T14">'</text:span>0110<text:span text:style-name="T14">'</text:span> – <text:span text:style-name="T8">Ntors : próximo ao topo da pilha de retorno.</text:span></text:p>
      <text:p text:style-name="P35"><text:tab/><text:tab/><text:span text:style-name="T14">'</text:span>0111<text:span text:style-name="T14">'</text:span> – <text:span text:style-name="T8">3ors </text:span>: <text:span text:style-name="T14">terceiro em relação ao topo da pilha de retorno.</text:span></text:p>
      <text:p text:style-name="P35"><text:tab/><text:tab/><text:span text:style-name="T14">'</text:span>1000<text:span text:style-name="T14">'</text:span> – <text:span text:style-name="T8">4ors : quarto em relação ao topo da pilha de retorno.</text:span></text:p>
      <text:p text:style-name="P23"><text:tab/><text:tab/><text:span text:style-name="T14">'</text:span>1001<text:span text:style-name="T14">'</text:span> – PC : <text:span text:style-name="T14">contador de programa.</text:span></text:p>
      <text:p text:style-name="P23"><text:tab/><text:tab/><text:span text:style-name="T14">'</text:span>1010<text:span text:style-name="T14">'</text:span> – Zero : <text:span text:style-name="T14">usa como origem o valor 0.</text:span></text:p>
      <text:p text:style-name="P35"><text:tab/><text:tab/><text:span text:style-name="T14">'1011' – DS size : usa como origem o valor referente ao tamanho da pilha de dados.</text:span></text:p>
      <text:p text:style-name="P35"><text:tab/><text:tab/><text:span text:style-name="T14">'1100 '- RS size : usa como origem o valor referente ao tamanho da pilha de retorno.</text:span></text:p>
      <text:p text:style-name="P35"><text:tab/><text:tab/><text:span text:style-name="T14">'1101' – DSP : <text:s/>usa como origem o valor referente ao endereço da base da pilha de dados na memória (não utilizado até o momento).</text:span></text:p>
      <text:p text:style-name="P36"><text:tab/><text:tab/><text:span text:style-name="T14">'1111' – RSP : usa como origem o valor referente ao endereço da base da pilha de retorno na memória (não utilizado até o momento).</text:span></text:p>
      <text:p text:style-name="P22"/>
      <text:p text:style-name="P22">Bit 19 <text:span text:style-name="T15">a</text:span> 16 <text:span text:style-name="T15">Modulação: Informa à máquina a modulação a ser realizada na pilha de dados (ds) e retorno (rs).</text:span></text:p>
      <text:p text:style-name="P22"><text:tab/><text:tab/><text:span text:style-name="T15">'</text:span>0000<text:span text:style-name="T15">'</text:span> – nop</text:p>
      <text:p text:style-name="P22"><text:tab/><text:tab/><text:span text:style-name="T15">'</text:span>0001<text:span text:style-name="T15">'</text:span> – push ds</text:p>
      <text:p text:style-name="P22"><text:tab/><text:tab/><text:span text:style-name="T15">'</text:span>0010<text:span text:style-name="T15">'</text:span> – pop ds</text:p>
      <text:p text:style-name="P22"><text:tab/><text:tab/><text:span text:style-name="T15">'</text:span>0011<text:span text:style-name="T15">'</text:span> – push rs</text:p>
      <text:p text:style-name="P22"><text:tab/><text:tab/><text:span text:style-name="T15">'</text:span>0100<text:span text:style-name="T15">'</text:span> – pop rs</text:p>
      <text:p text:style-name="P22"><text:tab/><text:tab/><text:span text:style-name="T15">'0101' – push ds, push rs</text:span></text:p>
      <text:p text:style-name="P22"><text:tab/><text:tab/><text:span text:style-name="T15">'0110' – pop ds, pop rs</text:span></text:p>
      <text:p text:style-name="P22"><text:tab/><text:tab/><text:span text:style-name="T15">'0111' – push ds, pop rs</text:span></text:p>
      <text:p text:style-name="P22"><text:tab/><text:tab/><text:span text:style-name="T15">'1000' – pop ds, push rs</text:span></text:p>
      <text:p text:style-name="P22"/>
      <text:p text:style-name="P24">Bit 15 <text:span text:style-name="T15">a</text:span> <text:span text:style-name="T5">11 – ALU opcode: Informa a ULA qual computação deve ser realizada.</text:span></text:p>
      <text:p text:style-name="P24"><text:tab/><text:tab/><text:span text:style-name="T15">'0</text:span>0000<text:span text:style-name="T15">'</text:span> – Nothing</text:p>
      <text:p text:style-name="P24"><text:tab/><text:tab/><text:span text:style-name="T15">'0</text:span>0001<text:span text:style-name="T15">'</text:span> – Add</text:p>
      <text:p text:style-name="P24"><text:tab/><text:tab/><text:span text:style-name="T15">'0</text:span>0010<text:span text:style-name="T15">'</text:span> – Sub</text:p>
      <text:p text:style-name="P24"><text:tab/><text:tab/><text:span text:style-name="T15">'0</text:span>0011<text:span text:style-name="T15">'</text:span> – Mult</text:p>
      <text:p text:style-name="P24"><text:tab/><text:tab/><text:span text:style-name="T15">'0</text:span>0100<text:span text:style-name="T15">'</text:span> – Div: <text:span text:style-name="T16">Aloca a parte inteira da divisão no destino.</text:span></text:p>
      <text:p text:style-name="P24"><text:tab/><text:tab/><text:span text:style-name="T15">'00101'</text:span> – And</text:p>
      <text:p text:style-name="P24"><text:tab/><text:tab/><text:span text:style-name="T15">'00110'</text:span> – Or</text:p>
      <text:p text:style-name="P24"><text:soft-page-break/><text:tab/><text:tab/><text:span text:style-name="T15">'00111'</text:span> – Xor</text:p>
      <text:p text:style-name="P24"><text:tab/><text:tab/><text:span text:style-name="T15">'0</text:span>10<text:span text:style-name="T9">00'</text:span> – Xnor</text:p>
      <text:p text:style-name="P38"><text:tab/><text:tab/><text:span text:style-name="T15">'01001' – Equal(==): Aloca o valor boleano no destino conforme a comparação.</text:span></text:p>
      <text:p text:style-name="P38"><text:tab/><text:tab/><text:span text:style-name="T15">'01010' – Different(!=): Aloca o valor boleano no destino conforme a comparação.</text:span></text:p>
      <text:p text:style-name="P24"><text:tab/><text:tab/><text:span text:style-name="T15">'01011' – More or equal (&gt;=): Aloca o valor boleano no destino conforme a comparação.</text:span></text:p>
      <text:p text:style-name="P38"><text:tab/><text:tab/><text:span text:style-name="T15">'01100' – Less or equal (&lt;=): Aloca o valor boleano no destino conforme a comparação.</text:span></text:p>
      <text:p text:style-name="P38"><text:tab/><text:tab/><text:span text:style-name="T15">'01101' – More (&gt;): Aloca o valor boleano no destino conforme a comparação.</text:span></text:p>
      <text:p text:style-name="P38"><text:tab/><text:tab/><text:span text:style-name="T15">'01110' – Less (&lt;): Aloca o valor boleano no destino conforme a comparação.</text:span></text:p>
      <text:p text:style-name="P24"><text:tab/><text:tab/><text:span text:style-name="T15">'01111' – Not</text:span></text:p>
      <text:p text:style-name="P38"><text:tab/><text:tab/><text:span text:style-name="T15">'10000' – Shift left (&lt;&lt;): Move os bits de origem a esquerda com base no valor contido no offset.</text:span></text:p>
      <text:p text:style-name="P38"><text:tab/><text:tab/><text:span text:style-name="T15">'10001' – Shift right (&gt;&gt;): Move os bits de origem a direita com base no valor contido no offset.</text:span></text:p>
      <text:p text:style-name="P38"><text:tab/><text:tab/><text:span text:style-name="T15">'10010' – Plus offset: origem é somada pelo valor contido no offset.</text:span></text:p>
      <text:p text:style-name="P38"><text:tab/><text:tab/><text:span text:style-name="T15">'10011' – Less offset: origem é subtraida pelo valor contido no offset.</text:span></text:p>
      <text:p text:style-name="P24"><text:tab/><text:tab/><text:span text:style-name="T15">'10100' – Mult Offset: origem é multiplicada pelo valor contido no offset.</text:span></text:p>
      <text:p text:style-name="P24"><text:tab/><text:tab/><text:span text:style-name="T15">'10101' – Move: origem recebe destino</text:span></text:p>
      <text:p text:style-name="P24"><text:tab/><text:tab/></text:p>
      <text:p text:style-name="P24"><text:tab/><text:tab/></text:p>
      <text:p text:style-name="P24"><text:tab/><text:tab/></text:p>
      <text:p text:style-name="P24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2T14:55:44.934538145</meta:creation-date>
    <dc:date>2015-09-02T21:43:04.662081944</dc:date>
    <meta:editing-duration>PT10H47M2S</meta:editing-duration>
    <meta:editing-cycles>22</meta:editing-cycles>
    <meta:generator>LibreOffice/4.3.3.2$Linux_X86_64 LibreOffice_project/430m0$Build-2</meta:generator>
    <meta:document-statistic meta:table-count="4" meta:image-count="0" meta:object-count="0" meta:page-count="3" meta:paragraph-count="95" meta:word-count="884" meta:character-count="4762" meta:non-whitespace-character-count="3801"/>
  </office:meta>
</office:document-meta>
</file>